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color="#FFC000"/>
    </style:style>
    <style:style style:name="P3" style:parent-style-name="Normal" style:family="paragraph">
      <style:text-properties fo:color="#70AD47"/>
    </style:style>
    <style:style style:name="P4" style:parent-style-name="Normal" style:family="paragraph">
      <style:text-properties fo:color="#70AD47"/>
    </style:style>
    <style:style style:name="P5" style:parent-style-name="Normal" style:family="paragraph">
      <style:text-properties fo:color="#FFC000"/>
    </style:style>
    <style:style style:name="P6" style:parent-style-name="Normal" style:family="paragraph">
      <style:text-properties fo:color="#FFC000"/>
    </style:style>
    <style:style style:name="T7" style:parent-style-name="Policepardéfaut" style:family="text">
      <style:text-properties fo:color="#FFC000" fo:language="en" fo:country="US"/>
    </style:style>
    <style:style style:name="P8" style:parent-style-name="Normal" style:family="paragraph">
      <style:text-properties fo:color="#FFC000"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T13" style:parent-style-name="Policepardéfaut" style:family="text">
      <style:text-properties fo:background-color="#FFFF00" fo:language="en" fo:country="US"/>
    </style:style>
    <style:style style:name="T14" style:parent-style-name="Policepardéfaut" style:family="text">
      <style:text-properties fo:language="en" fo:country="US"/>
    </style:style>
    <style:style style:name="T15" style:parent-style-name="Policepardéfaut" style:family="text">
      <style:text-properties fo:background-color="#FFFF00" fo:language="en" fo:country="US"/>
    </style:style>
    <style:style style:name="T16" style:parent-style-name="Policepardéfaut" style:family="text">
      <style:text-properties fo:language="en" fo:country="US"/>
    </style:style>
    <style:style style:name="T17" style:parent-style-name="Policepardéfaut" style:family="text">
      <style:text-properties fo:background-color="#FFFF00" fo:language="en" fo:country="US"/>
    </style:style>
    <style:style style:name="T18" style:parent-style-name="Policepardéfaut" style:family="text">
      <style:text-properties fo:language="en" fo:country="US"/>
    </style:style>
    <style:style style:name="T19" style:parent-style-name="Policepardéfaut" style:family="text">
      <style:text-properties fo:background-color="#FFFF00" fo:language="en" fo:country="US"/>
    </style:style>
    <style:style style:name="T20" style:parent-style-name="Policepardéfaut" style:family="text">
      <style:text-properties fo:language="en" fo:country="US"/>
    </style:style>
    <style:style style:name="T21" style:parent-style-name="Policepardéfaut" style:family="text">
      <style:text-properties fo:background-color="#FFFF00" fo:language="en" fo:country="US"/>
    </style:style>
    <style:style style:name="T22" style:parent-style-name="Policepardéfaut" style:family="text">
      <style:text-properties fo:language="en" fo:country="US"/>
    </style:style>
    <style:style style:name="T23" style:parent-style-name="Policepardéfaut" style:family="text">
      <style:text-properties fo:background-color="#FFFF00" fo:language="en" fo:country="US"/>
    </style:style>
    <style:style style:name="T24" style:parent-style-name="Policepardéfaut" style:family="text">
      <style:text-properties fo:language="en" fo:country="US"/>
    </style:style>
    <style:style style:name="T25" style:parent-style-name="Policepardéfaut" style:family="text">
      <style:text-properties fo:background-color="#FFFF00" fo:language="en" fo:country="US"/>
    </style:style>
    <style:style style:name="T26" style:parent-style-name="Policepardéfaut" style:family="text">
      <style:text-properties fo:language="en" fo:country="US"/>
    </style:style>
    <style:style style:name="T27" style:parent-style-name="Policepardéfaut" style:family="text">
      <style:text-properties fo:background-color="#FFFF00" fo:language="en" fo:country="US"/>
    </style:style>
    <style:style style:name="T28" style:parent-style-name="Policepardéfaut" style:family="text">
      <style:text-properties fo:language="en" fo:country="US"/>
    </style:style>
    <style:style style:name="T29" style:parent-style-name="Policepardéfaut" style:family="text">
      <style:text-properties fo:background-color="#FFFF00" fo:language="en" fo:country="US"/>
    </style:style>
    <style:style style:name="T30" style:parent-style-name="Policepardéfaut" style:family="text">
      <style:text-properties fo:language="en" fo:country="US"/>
    </style:style>
    <style:style style:name="T31" style:parent-style-name="Policepardéfaut" style:family="text">
      <style:text-properties fo:background-color="#FFFF00" fo:language="en" fo:country="US"/>
    </style:style>
    <style:style style:name="T32" style:parent-style-name="Policepardéfaut" style:family="text">
      <style:text-properties fo:language="en" fo:country="US"/>
    </style:style>
    <style:style style:name="T33" style:parent-style-name="Policepardéfaut" style:family="text">
      <style:text-properties fo:background-color="#FFFF00" fo:language="en" fo:country="US"/>
    </style:style>
    <style:style style:name="T34" style:parent-style-name="Policepardéfaut" style:family="text">
      <style:text-properties fo:language="en" fo:country="US"/>
    </style:style>
    <style:style style:name="T35" style:parent-style-name="Policepardéfaut" style:family="text">
      <style:text-properties fo:background-color="#FFFF00" fo:language="en" fo:country="US"/>
    </style:style>
    <style:style style:name="P36" style:parent-style-name="Normal" style:family="paragraph">
      <style:text-properties fo:background-color="#FFFF00" fo:language="en" fo:country="US"/>
    </style:style>
    <style:style style:name="P37" style:parent-style-name="Normal" style:family="paragraph">
      <style:text-properties fo:background-color="#FFFF00" fo:language="en" fo:country="US"/>
    </style:style>
    <style:style style:name="P38" style:parent-style-name="Normal" style:family="paragraph">
      <style:text-properties fo:background-color="#FFFF00" fo:language="en" fo:country="US"/>
    </style:style>
    <style:style style:name="T39" style:parent-style-name="Policepardéfaut" style:family="text">
      <style:text-properties fo:background-color="#FFFF00" fo:language="en" fo:country="US"/>
    </style:style>
  </office:automatic-styles>
  <office:body>
    <office:text text:use-soft-page-breaks="true">
      <text:p text:style-name="P1">Left to Do :</text:p>
      <text:p text:style-name="P2">Boss</text:p>
      <text:p text:style-name="P3">Ecran titre</text:p>
      <text:p text:style-name="P4">Ecran de fin</text:p>
      <text:p text:style-name="P5">Tuto</text:p>
      <text:p text:style-name="P6">Fx : torche et lumière (salles 1 à 15 en v2), particules</text:p>
      <text:p text:style-name="Normal"><text:span text:style-name="T7">Carte et boussole</text:span></text:p>
      <text:p text:style-name="P8"/>
      <text:p text:style-name="P9">Art<text:s/>left to do</text:p>
      <text:p text:style-name="P10"/>
      <text:p text:style-name="P11">Tuto sprite for – movement – action – wheel selection – action jera</text:p>
      <text:p text:style-name="P12"/>
      <text:p text:style-name="Normal">casse pot</text:p>
      <text:p text:style-name="Normal">ouvre coffre</text:p>
      <text:p text:style-name="Normal">piedestal<text:s/></text:p>
      <text:p text:style-name="Normal">Sound:</text:p>
      <text:p text:style-name="Normal"><text:span text:style-name="T13">Attack</text:span><text:span text:style-name="T14"><text:s/>–<text:s/></text:span><text:span text:style-name="T15">take damage</text:span><text:span text:style-name="T16"><text:s/>–<text:s/></text:span><text:span text:style-name="T17">give damage</text:span><text:span text:style-name="T18"><text:s/>– walk –<text:s/></text:span><text:span text:style-name="T19">wave</text:span><text:span text:style-name="T20"><text:s/>–<text:s/></text:span><text:span text:style-name="T21">throw</text:span><text:span text:style-name="T22"><text:s/>–<text:s/></text:span><text:span text:style-name="T23">bloc explode</text:span><text:span text:style-name="T24"><text:s/>–<text:s/></text:span><text:span text:style-name="T25">enemy 1 die – enemy 2 die</text:span><text:span text:style-name="T26"><text:s/>– enemy 2 fire -<text:s/></text:span><text:span text:style-name="T27">boss get hit</text:span><text:span text:style-name="T28"><text:s/>–<text:s/></text:span><text:span text:style-name="T29">boss die</text:span><text:span text:style-name="T30"><text:s/>– key unlock –<text:s/></text:span><text:span text:style-name="T31">doors open</text:span><text:span text:style-name="T32"><text:s/>–<text:s/></text:span><text:span text:style-name="T33">take key</text:span><text:span text:style-name="T34"><text:s/>–<text:s/></text:span><text:span text:style-name="T35">take rune</text:span></text:p>
      <text:p text:style-name="P36"/>
      <text:p text:style-name="P37"/>
      <text:p text:style-name="P38"/>
      <text:p text:style-name="Normal"><text:span text:style-name="T39">22 ju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ien Le Mâl</meta:initial-creator>
    <dc:creator>Damien Le Mâl</dc:creator>
    <meta:creation-date>2020-04-22T15:56:00Z</meta:creation-date>
    <dc:date>2020-04-29T17:26:00Z</dc:date>
    <meta:template xlink:href="Normal.dotm" xlink:type="simple"/>
    <meta:editing-cycles>20</meta:editing-cycles>
    <meta:editing-duration>PT201420S</meta:editing-duration>
    <meta:document-statistic meta:page-count="1" meta:paragraph-count="1" meta:word-count="69" meta:character-count="450" meta:row-count="3" meta:non-whitespace-character-count="382"/>
  </office:meta>
</office:document-meta>
</file>